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="Arial1" style:font-size-asian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h text:style-name="Heading_20_3" text:outline-level="3">U.T. Nº5: <text:span text:style-name="T1">Linux. Administración y configuración avanzada</text:span></text:h>
          </table:table-cell>
        </table:table-row>
        <table:table-row>
          <table:table-cell table:style-name="Tabla9.A2" office:value-type="string">
            <text:h text:style-name="Heading_20_5" text:outline-level="5">Horas: 25</text:h>
          </table:table-cell>
        </table:table-row>
        <table:table-row>
          <table:table-cell table:style-name="Tabla9.A2" office:value-type="string">
            <text:h text:style-name="Heading_20_5" text:outline-level="5">Criterios de evaluación</text:h>
          </table:table-cell>
        </table:table-row>
        <table:table-row>
          <table:table-cell table:style-name="Tabla9.A2" office:value-type="string">
            <text:p text:style-name="Text_20_body">a) Se han configurado perfiles de usuario y grupo. </text:p>
            <text:p text:style-name="Text_20_body">b) Se han utilizado herramientas gráficas para describir la organización de los archivos del sistema. </text:p>
            <text:p text:style-name="Text_20_body">c) Se ha actuado sobre los procesos del usuario en función de las necesidades puntuales. </text:p>
            <text:p text:style-name="Text_20_body">d) Se ha actuado sobre los servicios del sistema en función de las necesidades puntuales. </text:p>
            <text:p text:style-name="Text_20_body">e) Se han aplicado criterios para la optimización de la memoria disponible. </text:p>
            <text:p text:style-name="Text_20_body">f) Se ha analizado la actividad del sistema a partir de las trazas generadas por el propio sistema. </text:p>
            <text:p text:style-name="Text_20_body">g) Se ha optimizado el funcionamiento de los dispositivos de almacenamiento. </text:p>
            <text:p text:style-name="Text_20_body">h) Se han reconocido y configurado los recursos compartibles del sistema. </text:p>
            <text:p text:style-name="Text_20_body">i) Se ha interpretado la información de configuración del sistema operativo. </text:p>
          </table:table-cell>
        </table:table-row>
        <table:table-row>
          <table:table-cell table:style-name="Tabla9.A2" office:value-type="string">
            <text:h text:style-name="Heading_20_5" text:outline-level="5">Contenidos soporte</text:h>
          </table:table-cell>
        </table:table-row>
        <table:table-row>
          <table:table-cell table:style-name="Tabla9.A2" office:value-type="string">
            <text:p text:style-name="Text_20_body">Gestión de perfiles de usuarios y grupos locales. Contraseñas. </text:p>
            <text:p text:style-name="Text_20_body">Gestión del sistema de archivos. </text:p>
            <text:p text:style-name="Text_20_body">Gestión de los procesos del sistema y de usuario. </text:p>
            <text:p text:style-name="Text_20_body">Base de datos de configuración y comportamiento del sistema operativo, hardware instalado y aplicaciones. </text:p>
          </table:table-cell>
        </table:table-row>
        <table:table-row>
          <table:table-cell table:style-name="Tabla9.A2" office:value-type="string">
            <text:h text:style-name="Heading_20_5" text:outline-level="5">Contenidos organizadores:</text:h>
          </table:table-cell>
        </table:table-row>
        <table:table-row>
          <table:table-cell table:style-name="Tabla9.A2" office:value-type="string">
            <text:p text:style-name="Text_20_body">Rendimiento del sistema. Seguimiento de la actividad del sistema. </text:p>
            <text:p text:style-name="Text_20_body">Activación y desactivación de servicios. </text:p>
            <text:p text:style-name="Text_20_body">Compartición de recursos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1" style:family="table-row">
      <style:table-row-properties style:min-row-height="1.662cm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Table_20_Contents"><draw:frame draw:style-name="Mfr1" draw:name="gráficos1" text:anchor-type="as-char" svg:width="1.912cm" svg:height="1.602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2. </text:span>Sistemas Operativos Monopuesto - SSV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10T00:33:24</meta:creation-date>
    <meta:document-statistic meta:table-count="2" meta:image-count="1" meta:object-count="0" meta:page-count="1" meta:paragraph-count="26" meta:word-count="206" meta:character-count="1405" meta:non-whitespace-character-count="1207"/>
    <dc:date>2012-01-10T00:35:19</dc:date>
    <dc:creator>ivan </dc:creator>
    <meta:editing-duration>PT1M55S</meta:editing-duration>
    <meta:editing-cycles>1</meta:editing-cycles>
    <meta:generator>LibreOffice/3.4$Linux LibreOffice_project/340m1$Build-402</meta:generator>
  </office:meta>
</office:document-meta>
</file>